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1.45cm" fo:min-width="0.8cm"/>
    </style:style>
    <style:style style:name="gr2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1.05cm" fo:min-width="1.3cm"/>
    </style:style>
    <style:style style:name="gr3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218cm" fo:min-width="0cm"/>
    </style:style>
    <style:style style:name="gr4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219cm" fo:min-width="0cm"/>
    </style:style>
    <style:style style:name="gr5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219cm" fo:min-width="0cm"/>
    </style:style>
    <style:style style:name="gr6" style:family="graphic" style:parent-style-name="standard">
      <style:graphic-properties draw:stroke="solid" svg:stroke-width="0.3cm" svg:stroke-color="#b2b2b2" draw:marker-start-width="0.65cm" draw:marker-end-width="0.65cm" draw:fill="solid" draw:fill-color="#004586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svg:stroke-width="0.3cm" svg:stroke-color="#b2b2b2" draw:marker-start-width="0.65cm" draw:marker-end-width="0.65cm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solid" svg:stroke-color="#333333" draw:fill="solid" draw:fill-color="#333333" draw:textarea-horizontal-align="justify" draw:textarea-vertical-align="middle" draw:auto-grow-height="false" fo:min-height="2.392cm" fo:min-width="1.591cm"/>
    </style:style>
    <style:style style:name="gr9" style:family="graphic" style:parent-style-name="standard">
      <style:graphic-properties draw:stroke="solid" svg:stroke-color="#333333" draw:fill="solid" draw:fill-color="#333333" draw:textarea-horizontal-align="justify" draw:textarea-vertical-align="middle" draw:auto-grow-height="false" fo:min-height="0.08cm" fo:min-width="0.546cm"/>
    </style:style>
    <style:style style:name="gr10" style:family="graphic" style:parent-style-name="standard">
      <style:graphic-properties draw:fill="solid" draw:fill-color="#004586" draw:textarea-vertical-align="middle" draw:auto-grow-height="false" fo:min-height="5.121cm" fo:min-width="4.779cm"/>
    </style:style>
    <style:style style:name="gr11" style:family="graphic" style:parent-style-name="standard">
      <style:graphic-properties draw:fill="solid" draw:fill-color="#004586" draw:textarea-vertical-align="middle" draw:auto-grow-height="false" fo:min-height="5.144cm" fo:min-width="4.802cm"/>
    </style:style>
    <style:style style:name="gr12" style:family="graphic" style:parent-style-name="standard">
      <style:graphic-properties draw:stroke="none" svg:stroke-color="#c5000b" draw:fill="solid" draw:fill-color="#7e0021" draw:textarea-vertical-align="middle" draw:auto-grow-height="false" fo:min-height="5.119cm" fo:min-width="4.777cm"/>
    </style:style>
    <style:style style:name="gr13" style:family="graphic" style:parent-style-name="standard">
      <style:graphic-properties draw:stroke="none" svg:stroke-color="#c5000b" draw:fill="solid" draw:fill-color="#7e0021" draw:textarea-vertical-align="middle" draw:auto-grow-height="false" fo:min-height="5.08cm" fo:min-width="4.7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fo:min-height="1.55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fo:min-height="2.3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fo:min-height="3.571cm"/>
    </style:style>
    <style:style style:name="P1" style:family="paragraph">
      <style:paragraph-properties fo:text-align="center"/>
    </style:style>
    <style:style style:name="P2" style:family="paragraph">
      <style:text-properties style:font-name="FuturaExtended" fo:font-size="26pt" style:font-size-asian="26pt" style:font-size-complex="26pt"/>
    </style:style>
    <style:style style:name="T1" style:family="text">
      <style:text-properties style:font-name="FuturaExtended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1.7cm" svg:x="10.2cm" svg:y="1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3cm" svg:height="1.7cm" svg:x="10.2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3cm" svg:x="7.6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3cm" svg:x="12.3cm" svg:y="1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0.661cm" svg:height="0.66cm" svg:x="10.535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0.661cm" svg:height="0.661cm" svg:x="10.535cm" svg:y="20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0.66cm" svg:height="0.661cm" svg:x="3.933cm" svg:y="13.1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4" draw:id="id4" draw:layer="layout" svg:width="0.66cm" svg:height="0.661cm" svg:x="17.438cm" svg:y="13.1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svg:x1="10.866cm" svg:y1="6.862cm" svg:x2="10.866cm" svg:y2="20.107cm" draw:start-shape="id1" draw:start-glue-point="8" draw:end-shape="id2" draw:end-glue-point="4" svg:d="M10866 6862v13245" svg:viewBox="0 0 1 13246">
          <text:p/>
        </draw:connector>
        <draw:connector draw:style-name="gr7" draw:text-style-name="P1" draw:layer="layout" svg:x1="4.593cm" svg:y1="13.435cm" svg:x2="17.438cm" svg:y2="13.435cm" draw:start-shape="id3" draw:start-glue-point="10" draw:end-shape="id4" draw:end-glue-point="6" svg:d="M4593 13435h12845" svg:viewBox="0 0 12846 1">
          <text:p/>
        </draw:connector>
        <draw:custom-shape draw:style-name="gr8" draw:text-style-name="P1" xml:id="id11" draw:id="id11" draw:layer="layout" svg:width="2.091cm" svg:height="2.642cm" svg:x="9.82cm" svg:y="12.6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091cm" svg:height="0.99cm" svg:x="9.82cm" svg:y="11.6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" draw:id="id7" draw:layer="layout" svg:width="5.278cm" svg:height="5.37cm" draw:transform="skewX (0.0047123889803846) rotate (-0.519409985393512) translate (9.91cm 2.9cm)">
          <text:p/>
          <draw:enhanced-geometry svg:viewBox="0 0 21600 21600" draw:text-areas="0 0 21600 21600" draw:type="circular-arrow" draw:modifiers="180 149.954551410763 8604.381834134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5.301cm" svg:height="5.393cm" draw:transform="skewX (0.00506145483078351) rotate (2.60734736955433) translate (11.753cm 24.1cm)">
          <text:p/>
          <draw:enhanced-geometry svg:viewBox="0 0 21600 21600" draw:mirror-horizontal="false" draw:text-areas="0 0 21600 21600" draw:type="circular-arrow" draw:modifiers="180 149.954551410763 8604.381834134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5.277cm" svg:height="5.369cm" draw:transform="skewX (0.00523598775598288) rotate (-2.11307012538953) translate (7.906cm 12.567cm)">
          <text:p/>
          <draw:enhanced-geometry svg:viewBox="0 0 21600 21600" draw:mirror-horizontal="false" draw:mirror-vertical="true" draw:text-areas="0 0 21600 21600" draw:type="circular-arrow" draw:modifiers="180 149.954551410763 8604.381834134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" draw:layer="layout" svg:width="5.234cm" svg:height="5.33cm" draw:transform="skewX (0.0043633231299858) rotate (1.04196156344061) translate (14.144cm 14.336cm)">
          <text:p/>
          <draw:enhanced-geometry svg:viewBox="0 0 21600 21600" draw:mirror-horizontal="false" draw:mirror-vertical="true" draw:text-areas="0 0 21600 21600" draw:type="circular-arrow" draw:modifiers="180 149.954551410763 8604.381834134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2" xml:id="id6" draw:id="id6" draw:layer="layout" svg:width="3.5cm" svg:height="1.8cm" svg:x="19cm" svg:y="6.8cm">
          <draw:text-box>
            <text:p text:style-name="P2"><text:span text:style-name="T1">ESC</text:span></text:p>
          </draw:text-box>
        </draw:frame>
        <draw:connector draw:style-name="gr15" draw:text-style-name="P1" draw:layer="layout" draw:type="curve" svg:x1="11.5cm" svg:y1="10.65cm" svg:x2="19cm" svg:y2="7.7cm" draw:start-shape="id5" draw:start-glue-point="1" draw:end-shape="id6" draw:end-glue-point="3" svg:d="M11500 10650c5625 0 1875-2950 7500-2950" svg:viewBox="0 0 7501 2951">
          <text:p/>
        </draw:connector>
        <draw:frame draw:style-name="gr14" draw:text-style-name="P2" xml:id="id9" draw:id="id9" draw:layer="layout" svg:width="3.5cm" svg:height="1.8cm" svg:x="19cm" svg:y="4.9cm">
          <draw:text-box>
            <text:p text:style-name="P2"><text:span text:style-name="T1">Motor</text:span></text:p>
          </draw:text-box>
        </draw:frame>
        <draw:frame draw:style-name="gr16" draw:text-style-name="P2" xml:id="id8" draw:id="id8" draw:layer="layout" svg:width="5.3cm" svg:height="2.631cm" svg:x="19cm" svg:y="2.585cm">
          <draw:text-box>
            <text:p text:style-name="P2"><text:span text:style-name="T1">Propeller</text:span></text:p>
          </draw:text-box>
        </draw:frame>
        <draw:connector draw:style-name="gr15" draw:text-style-name="P1" draw:layer="layout" draw:type="curve" draw:line-skew="0.882cm 1.219cm" svg:x1="12.201cm" svg:y1="4.21cm" svg:x2="19cm" svg:y2="3.9cm" draw:start-shape="id7" draw:start-glue-point="0" draw:end-shape="id8" draw:end-glue-point="3" svg:d="M12201 4210c0-1395 2638-1163 3767-892s748 582 3032 582" svg:viewBox="0 0 6800 1098">
          <text:p/>
        </draw:connector>
        <draw:connector draw:style-name="gr15" draw:text-style-name="P1" draw:layer="layout" draw:type="curve" svg:x1="11.196cm" svg:y1="6.532cm" svg:x2="19cm" svg:y2="5.8cm" draw:start-shape="id1" draw:start-glue-point="10" draw:end-shape="id9" draw:end-glue-point="3" svg:d="M11196 6532c5853 0 1951-732 7804-732" svg:viewBox="0 0 7805 733">
          <text:p/>
        </draw:connector>
        <draw:frame draw:style-name="gr14" draw:text-style-name="P2" xml:id="id10" draw:id="id10" draw:layer="layout" svg:width="3.5cm" svg:height="1.8cm" svg:x="19cm" svg:y="18.2cm">
          <draw:text-box>
            <text:p text:style-name="P2"><text:span text:style-name="T1">Frame</text:span></text:p>
          </draw:text-box>
        </draw:frame>
        <draw:connector draw:style-name="gr15" draw:text-style-name="P1" draw:layer="layout" draw:type="curve" draw:line-skew="-1.416cm" svg:x1="14.681cm" svg:y1="13.547cm" svg:x2="19cm" svg:y2="19.1cm" draw:end-shape="id10" draw:end-glue-point="3" svg:d="M14681 13547c741 0-1418 5553 4319 5553" svg:viewBox="0 0 4320 5554">
          <text:p/>
        </draw:connector>
        <draw:frame draw:style-name="gr17" draw:text-style-name="P2" xml:id="id12" draw:id="id12" draw:layer="layout" svg:width="6.1cm" svg:height="3.821cm" svg:x="19cm" svg:y="19.29cm">
          <draw:text-box>
            <text:p text:style-name="P2"><text:span text:style-name="T1">Quadcopter-</text:span><text:span text:style-name="T1"><text:line-break/></text:span><text:span text:style-name="T1">sturing</text:span></text:p>
          </draw:text-box>
        </draw:frame>
        <draw:connector draw:style-name="gr15" draw:text-style-name="P1" draw:layer="layout" draw:type="curve" draw:line-skew="-2.003cm" svg:x1="11.911cm" svg:y1="13.985cm" svg:x2="19cm" svg:y2="21.2cm" draw:start-shape="id11" draw:end-shape="id12" draw:end-glue-point="3" svg:d="M11911 13985c2313 0-1231 7215 7089 7215" svg:viewBox="0 0 7090 72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1:04:28.630000000</meta:creation-date>
    <dc:date>2015-05-19T17:26:51.946000000</dc:date>
    <meta:editing-duration>PT1H2M</meta:editing-duration>
    <meta:editing-cycles>2</meta:editing-cycles>
    <meta:generator>LibreOffice/4.3.4.1$Windows_x86 LibreOffice_project/bc356b2f991740509f321d70e4512a6a54c5f243</meta:generator>
    <meta:document-statistic meta:object-count="26"/>
  </office:meta>
</office:document-meta>
</file>